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22.98mm" svg:y="6.31mm">
            <draw:object draw:notify-on-update-of-ranges="Лист1.B2:Лист1.B11 Лист1.C2:Лист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quests</text:p>
          </table:table-cell>
          <table:table-cell office:value-type="string" calcext:value-type="string">
            <text:p>with content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4" calcext:value-type="float">
            <text:p>2554</text:p>
          </table:table-cell>
          <table:table-cell office:value-type="float" office:value="1254" calcext:value-type="float">
            <text:p>1254</text:p>
          </table:table-cell>
          <table:table-cell table:formula="of:=[.B2]/[.C2]" office:value-type="float" office:value="2.03668261562998" calcext:value-type="float">
            <text:p>2,036682615629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02" calcext:value-type="float">
            <text:p>4902</text:p>
          </table:table-cell>
          <table:table-cell office:value-type="float" office:value="2552" calcext:value-type="float">
            <text:p>2552</text:p>
          </table:table-cell>
          <table:table-cell table:formula="of:=[.B3]/[.C3]" office:value-type="float" office:value="1.92084639498433" calcext:value-type="float">
            <text:p>1,920846394984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26" calcext:value-type="float">
            <text:p>7226</text:p>
          </table:table-cell>
          <table:table-cell office:value-type="float" office:value="3869" calcext:value-type="float">
            <text:p>3869</text:p>
          </table:table-cell>
          <table:table-cell table:formula="of:=[.B4]/[.C4]" office:value-type="float" office:value="1.86766606358232" calcext:value-type="float">
            <text:p>1,867666063582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60" calcext:value-type="float">
            <text:p>10160</text:p>
          </table:table-cell>
          <table:table-cell office:value-type="float" office:value="5167" calcext:value-type="float">
            <text:p>5167</text:p>
          </table:table-cell>
          <table:table-cell table:formula="of:=[.B5]/[.C5]" office:value-type="float" office:value="1.96632475324173" calcext:value-type="float">
            <text:p>1,96632475324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48" calcext:value-type="float">
            <text:p>11748</text:p>
          </table:table-cell>
          <table:table-cell office:value-type="float" office:value="6251" calcext:value-type="float">
            <text:p>6251</text:p>
          </table:table-cell>
          <table:table-cell table:formula="of:=[.B6]/[.C6]" office:value-type="float" office:value="1.87937929931211" calcext:value-type="float">
            <text:p>1,879379299312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79" calcext:value-type="float">
            <text:p>14579</text:p>
          </table:table-cell>
          <table:table-cell office:value-type="float" office:value="7267" calcext:value-type="float">
            <text:p>7267</text:p>
          </table:table-cell>
          <table:table-cell table:formula="of:=[.B7]/[.C7]" office:value-type="float" office:value="2.00619237649649" calcext:value-type="float">
            <text:p>2,006192376496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271" calcext:value-type="float">
            <text:p>17271</text:p>
          </table:table-cell>
          <table:table-cell office:value-type="float" office:value="8873" calcext:value-type="float">
            <text:p>8873</text:p>
          </table:table-cell>
          <table:table-cell table:formula="of:=[.B8]/[.C8]" office:value-type="float" office:value="1.94646680942184" calcext:value-type="float">
            <text:p>1,946466809421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818" calcext:value-type="float">
            <text:p>19818</text:p>
          </table:table-cell>
          <table:table-cell office:value-type="float" office:value="10519" calcext:value-type="float">
            <text:p>10519</text:p>
          </table:table-cell>
          <table:table-cell table:formula="of:=[.B9]/[.C9]" office:value-type="float" office:value="1.88401939347847" calcext:value-type="float">
            <text:p>1,884019393478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62" calcext:value-type="float">
            <text:p>22962</text:p>
          </table:table-cell>
          <table:table-cell office:value-type="float" office:value="11273" calcext:value-type="float">
            <text:p>11273</text:p>
          </table:table-cell>
          <table:table-cell table:formula="of:=[.B10]/[.C10]" office:value-type="float" office:value="2.03690233300807" calcext:value-type="float">
            <text:p>2,036902333008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14" calcext:value-type="float">
            <text:p>26214</text:p>
          </table:table-cell>
          <table:table-cell office:value-type="float" office:value="12965" calcext:value-type="float">
            <text:p>12965</text:p>
          </table:table-cell>
          <table:table-cell table:formula="of:=[.B11]/[.C11]" office:value-type="float" office:value="2.02190512919398" calcext:value-type="float">
            <text:p>2,02190512919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7:11:15.147457626</meta:creation-date>
    <dc:date>2018-03-10T17:29:47.308366031</dc:date>
    <meta:editing-duration>PT8M12S</meta:editing-duration>
    <meta:editing-cycles>1</meta:editing-cycles>
    <meta:document-statistic meta:table-count="1" meta:cell-count="44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952cm" style:legend-expansion="high" chart:style-name="ch2"/>
        <chart:plot-area chart:style-name="ch3" table:cell-range-address="Лист1.B2:Лист1.C11" svg:x="0.32cm" svg:y="0.18cm" svg:width="12.323cm" svg:height="8.64cm">
          <chartooo:coordinate-region svg:x="1.497cm" svg:y="0.379cm" svg:width="10.9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1" chart:class="chart:line">
            <chart:data-point chart:repeated="10"/>
          </chart:series>
          <chart:series chart:style-name="ch7" chart:values-cell-range-address="Лист1.C2:Лист1.C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4">
                <text:p>2554</text:p>
                <draw:g>
                  <svg:desc>Лист1.B2:Лист1.B11</svg:desc>
                </draw:g>
              </table:table-cell>
              <table:table-cell office:value-type="float" office:value="1254">
                <text:p>1254</text:p>
                <draw:g>
                  <svg:desc>Лист1.C2:Лист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02">
                <text:p>4902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6">
                <text:p>7226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60">
                <text:p>10160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48">
                <text:p>11748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79">
                <text:p>14579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71">
                <text:p>17271</text:p>
              </table:table-cell>
              <table:table-cell office:value-type="float" office:value="8873">
                <text:p>8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18">
                <text:p>19818</text:p>
              </table:table-cell>
              <table:table-cell office:value-type="float" office:value="10519">
                <text:p>10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962">
                <text:p>22962</text:p>
              </table:table-cell>
              <table:table-cell office:value-type="float" office:value="11273">
                <text:p>11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14">
                <text:p>26214</text:p>
              </table:table-cell>
              <table:table-cell office:value-type="float" office:value="12965">
                <text:p>12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